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JetBrains Mono1" svg:font-family="'JetBrains Mono'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style:font-name="JetBrains Mono1" style:text-underline-style="solid" style:text-underline-width="auto" style:text-underline-color="font-color" officeooo:rsid="001a9c92" officeooo:paragraph-rsid="001a9c92"/>
    </style:style>
    <style:style style:name="P2" style:family="paragraph" style:parent-style-name="Standard">
      <style:text-properties style:font-name="JetBrains Mono1"/>
    </style:style>
    <style:style style:name="P3" style:family="paragraph" style:parent-style-name="Standard">
      <style:text-properties style:text-underline-style="none" officeooo:rsid="001a9c92"/>
    </style:style>
    <style:style style:name="P4" style:family="paragraph" style:parent-style-name="Text_20_body">
      <style:text-properties style:font-name="JetBrains Mono1" officeooo:rsid="001a9c92" officeooo:paragraph-rsid="001a9c92"/>
    </style:style>
    <style:style style:name="P5" style:family="paragraph" style:parent-style-name="Text_20_body">
      <style:text-properties style:font-name="JetBrains Mono1" style:text-underline-style="none" officeooo:rsid="001a9c92" officeooo:paragraph-rsid="001a9c92"/>
    </style:style>
    <style:style style:name="P6" style:family="paragraph" style:parent-style-name="Text_20_body">
      <style:text-properties style:font-name="JetBrains Mono1" style:text-underline-style="none" officeooo:rsid="001cc3a0" officeooo:paragraph-rsid="001cc3a0"/>
    </style:style>
    <style:style style:name="P7" style:family="paragraph" style:parent-style-name="Text_20_body">
      <style:text-properties style:text-underline-style="none" officeooo:rsid="001a9c92" officeooo:paragraph-rsid="001a9c92"/>
    </style:style>
    <style:style style:name="P8" style:family="paragraph" style:parent-style-name="Title">
      <style:text-properties style:font-name="JetBrains Mono1" officeooo:rsid="001a9c92" officeooo:paragraph-rsid="001a9c92"/>
    </style:style>
    <style:style style:name="T1" style:family="text">
      <style:text-properties style:font-name="JetBrains Mono1"/>
    </style:style>
    <style:style style:name="T2" style:family="text">
      <style:text-properties officeooo:rsid="001beea6"/>
    </style:style>
    <style:style style:name="T3" style:family="text">
      <style:text-properties officeooo:rsid="001ca7fb"/>
    </style:style>
    <style:style style:name="T4" style:family="text">
      <style:text-properties style:text-position="sub 58%" officeooo:rsid="001ca7fb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ca7fb"/>
    </style:style>
    <style:style style:name="T7" style:family="text">
      <style:text-properties style:text-position="0% 100%" officeooo:rsid="001cc3a0"/>
    </style:style>
    <style:style style:name="T8" style:family="text">
      <style:text-properties style:text-position="0% 100%" style:font-name="JetBrains Mono" officeooo:rsid="001cc3a0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super 58%" officeooo:rsid="001ca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/></text:p>
      <text:p text:style-name="P8">PI from collisions</text:p>
      <text:p text:style-name="P4"/>
      <text:h text:style-name="P1" text:outline-level="1">Motivation</text:h>
      <text:p text:style-name="P7"><text:span text:style-name="T1">This project was motivated by the idea of creating a simulation that approximates PI (for certain definitions of reasonable), and this specfic project arises from a interesting problem postulated by a maths youtuber named 3b1b.</text:span></text:p>
      <text:p text:style-name="P7"/>
      <text:p text:style-name="P5">The premise behind this simulation is as follows. <text:span text:style-name="T2">Imagine two blocks, A and B, where the </text:span><text:span text:style-name="T3">ratio between their masses, denoted m</text:span><text:span text:style-name="T4">A </text:span><text:span text:style-name="T6">and m</text:span><text:span text:style-name="T4">B</text:span><text:span text:style-name="T6">, be 100</text:span><text:span text:style-name="T11">N</text:span><text:span text:style-name="T6"> (m</text:span><text:span text:style-name="T4">B</text:span><text:span text:style-name="T6"> / m</text:span><text:span text:style-name="T4">A</text:span><text:span text:style-name="T6">). Push the latter block towards the other, assuming a frictionless elastic world, where of A’s left hand side there is a wall perpendicular to the ground. From this, the number of collisions within this system must be N digits of </text:span><text:span text:style-name="T8">π</text:span><text:span text:style-name="T6">.</text:span></text:p>
      <text:p text:style-name="P5"><text:span text:style-name="T6"/></text:p>
      <text:p text:style-name="P6"><text:span text:style-name="T6">I </text:span><text:span text:style-name="T5">won’t delve deep into </text:span><text:span text:style-name="T9">why </text:span><text:span text:style-name="T10">this occurs, but rather focus on how to </text:span><text:span text:style-name="T9">make it occur</text:span><text:span text:style-name="T10"> (so to speak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JetBrains Mono1" svg:font-family="'JetBrains Mono'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2:05:18.291533273</meta:creation-date>
    <dc:date>2023-11-21T22:26:20.214564396</dc:date>
    <meta:editing-duration>PT59S</meta:editing-duration>
    <meta:editing-cycles>1</meta:editing-cycles>
    <meta:document-statistic meta:table-count="0" meta:image-count="0" meta:object-count="0" meta:page-count="1" meta:paragraph-count="5" meta:word-count="129" meta:character-count="736" meta:non-whitespace-character-count="612"/>
    <meta:generator>LibreOffice/7.5.6.2$Linux_X86_64 LibreOffice_project/50$Build-2</meta:generator>
  </office:meta>
</office:document-meta>
</file>